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1.8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Quantity (Total)</text:p>
          </table:table-cell>
          <table:table-cell table:style-name="ce1" office:value-type="string" calcext:value-type="string">
            <text:p>Quantity (Required)</text:p>
          </table:table-cell>
          <table:table-cell table:style-name="ce1" office:value-type="string" calcext:value-type="string">
            <text:p>Price (Individual)</text:p>
          </table:table-cell>
          <table:table-cell table:style-name="ce1" office:value-type="string" calcext:value-type="string">
            <text:p>Price(Total)</text:p>
          </table:table-cell>
          <table:table-cell table:style-name="ce1" office:value-type="string" calcext:value-type="string">
            <text:p>Store</text:p>
          </table:table-cell>
        </table:table-row>
        <table:table-row table:style-name="ro1">
          <table:table-cell table:style-name="ce2" office:value-type="string" calcext:value-type="string">
            <text:p>Monsters</text:p>
          </table:table-cell>
          <table:table-cell table:style-name="ce4" table:formula="of:=SUM([.B3:.B11])" office:value-type="float" office:value="24" calcext:value-type="float">
            <text:p/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Kagemusha of the Six Samura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  <table:table-cell table:formula="of:=[.C3] * [.D3]" office:value-type="float" office:value="0.57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The Six Samurai - Zanj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table:formula="of:=[.C4] * [.D4]" office:value-type="float" office:value="0.54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The Six Samurai - Irou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table:formula="of:=[.C5] * [.D5]" office:value-type="float" office:value="0.54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The Six Samurai - Kagek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table:formula="of:=[.C6] * [.D6]" office:value-type="float" office:value="0.87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Elder of the Six Samura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table:formula="of:=[.C7] * [.D7]" office:value-type="float" office:value="0.54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Great Shogun Shien <text:s text:c="2"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table:formula="of:=[.C8] * [.D8]" office:value-type="float" office:value="0.72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Grandmaster of the Six Samura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table:formula="of:=[.C9] * [.D9]" office:value-type="float" office:value="0.84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Hand of the Six Samurai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table:formula="of:=[.C10] * [.D10]" office:value-type="float" office:value="0.54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Legendary Six Samurai - Kiza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formula="of:=[.C11] * [.D11]" office:value-type="float" office:value="0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Legendary Six Samurai - Shi 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 * [.D12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hadow of the Six Samurai – Shie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formula="of:=[.C13] * [.D13]" office:value-type="float" office:value="0.29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1">
          <table:table-cell table:style-name="ce2" office:value-type="string" calcext:value-type="string">
            <text:p>Traps</text:p>
          </table:table-cell>
          <table:table-cell table:style-name="ce3" table:formula="of:=SUM([.B15:.B23])" office:value-type="float" office:value="8" calcext:value-type="float">
            <text:p/>
          </table:table-cell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Magic Cylinder <text:s text:c="3"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formula="of:=[.C15] * [.D15]" office:value-type="float" office:value="0.98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Scrap-Iron Scarecrow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 * [.D16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Musakani Magatama <text:s text:c="3"/>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formula="of:=[.C17] * [.D17]" office:value-type="float" office:value="0.36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Sakuretsu Armor <text:s text:c="3"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formula="of:=[.C18] * [.D18]" office:value-type="float" office:value="0.48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Mirror Force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9] * [.D19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kill Drain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formula="of:=[.C20] * [.D20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Trap Hole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C21] * [.D21]" office:value-type="float" office:value="0.19" calcext:value-type="float">
            <text:p/>
          </table:table-cell>
          <table:table-cell office:value-type="string" calcext:value-type="string">
            <text:p>YuGiOh Mint</text:p>
          </table:table-cell>
        </table:table-row>
        <table:table-row table:style-name="ro2">
          <table:table-cell office:value-type="string" calcext:value-type="string">
            <text:p>Torrential Tribute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2] * [.D22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Negate Attack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 * [.D23]" office:value-type="float" office:value="0" calcext:value-type="float">
            <text:p/>
          </table:table-cell>
          <table:table-cell/>
        </table:table-row>
        <table:table-row table:style-name="ro1">
          <table:table-cell table:style-name="ce2" office:value-type="string" calcext:value-type="string">
            <text:p>Spell</text:p>
          </table:table-cell>
          <table:table-cell table:style-name="ce3" table:formula="of:=SUM([.B25:.B30])" office:value-type="float" office:value="8" calcext:value-type="float">
            <text:p/>
          </table:table-cell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Mystical Space Typhoon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5] * [.D25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hien's Smoke Signal <text:s text:c="2"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table:formula="of:=[.C26] * [.D26]" office:value-type="float" office:value="0.72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ix Samurai United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7] * [.D27]" office:value-type="float" office:value="0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Six Strike - Triple Impact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table:formula="of:=[.C28] * [.D28]" office:value-type="float" office:value="0.72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Reinforcement of the Army 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C29] * [.D29]" office:value-type="float" office:value="0.19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Dark Hole <text:s text:c="3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] * [.D30]" office:value-type="float" office:value="0" calcext:value-type="float">
            <text:p/>
          </table:table-cell>
          <table:table-cell/>
        </table:table-row>
        <table:table-row table:style-name="ro3">
          <table:table-cell table:style-name="Default"/>
          <table:table-cell table:style-name="ce7" table:formula="of:=SUM([.B24];[.B14];[.B2])" office:value-type="float" office:value="40" calcext:value-type="float">
            <text:p/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4" table:formula="of:=SUM([.E3:.E30])" office:value-type="float" office:value="9.09" calcext:value-type="float">
            <text:p/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7:37:40.448079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wik Dutta</meta:initial-creator>
    <meta:creation-date>2014-03-12T16:10:04.921673064</meta:creation-date>
    <dc:date>2014-03-13T07:41:04.196141866</dc:date>
    <dc:creator>Ritwik Dutta</dc:creator>
    <meta:editing-duration>PT52M1S</meta:editing-duration>
    <meta:editing-cycles>54</meta:editing-cycles>
    <meta:generator>LibreOffice/4.2.1.1$Linux_X86_64 LibreOffice_project/420m0$Build-1</meta:generator>
    <meta:document-statistic meta:table-count="1" meta:cell-count="151" meta:object-count="0"/>
  </office:meta>
</office:document-meta>
</file>